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091,932,426,267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961,796,197,35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877,071,687,633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836,637,711,06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162,009,615,99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141,924,094,298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086,957,656,821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294,994,296,589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136,099,955,23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199,928,804,118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408,655,348,71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213,102,482,751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949,551,719,38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858,217,147,20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806,542,968,545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577,621,707,050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276,769,338,449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168,023,426,056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146,676,894,209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252,446,659,833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5,999,082,655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241,879,604,365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312,426,527,79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7:13.189355763</dc:date>
    <meta:editing-duration>PT3H19M15S</meta:editing-duration>
    <meta:editing-cycles>82</meta:editing-cycles>
    <meta:generator>LibreOffice/7.2.6.2$Linux_X86_64 LibreOffice_project/20$Build-2</meta:generator>
    <meta:document-statistic meta:table-count="1" meta:cell-count="48" meta:object-count="0"/>
  </office:meta>
</office:document-meta>
</file>